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Nunito Sans" svg:font-family="'Nunito Sans', apple-system, BlinkMacSystemFont, 'Segoe UI', Roboto, 'Helvetica Neue', Arial, 'Noto Sans', sans-serif, 'Apple Color Emoji', 'Segoe UI Emoji', 'Segoe UI Symbol', 'Noto Color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0b230" officeooo:paragraph-rsid="0020b230"/>
    </style:style>
    <style:style style:name="P2" style:family="paragraph" style:parent-style-name="Standard">
      <style:paragraph-properties style:line-height-at-least="0.1583in"/>
      <style:text-properties fo:color="#608b4e" style:font-name="Consolas" fo:font-size="8.39999961853027pt" fo:font-weight="normal" fo:background-color="#222336"/>
    </style:style>
    <style:style style:name="P3" style:family="paragraph" style:parent-style-name="Standard">
      <style:text-properties officeooo:paragraph-rsid="0022f070"/>
    </style:style>
    <style:style style:name="P4" style:family="paragraph" style:parent-style-name="Standard">
      <style:text-properties officeooo:rsid="0023c787" officeooo:paragraph-rsid="0023c787"/>
    </style:style>
    <style:style style:name="T1" style:family="text">
      <style:text-properties officeooo:rsid="0022f070"/>
    </style:style>
    <style:style style:name="T2" style:family="text">
      <style:text-properties fo:font-variant="normal" fo:text-transform="none" fo:color="#a2a3bd" style:font-name="Nunito Sans" fo:font-size="7.19999980926514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// SPDX-License-Identifier: MIT</text:p>
      <text:p text:style-name="Standard"/>
      <text:p text:style-name="Standard">pragma solidity ^0.8.0;</text:p>
      <text:p text:style-name="Standard"/>
      <text:p text:style-name="Standard">contract ValueAlert {</text:p>
      <text:p text:style-name="Standard"><text:s text:c="4"/>uint256 price = 10;</text:p>
      <text:p text:style-name="Standard"><text:s text:c="4"/>event PriceEvent(bool returnValue);</text:p>
      <text:p text:style-name="Standard"/>
      <text:p text:style-name="Standard"><text:s text:c="4"/>function checker(uint8 inPrice) public returns (bool flag) {</text:p>
      <text:p text:style-name="Standard"><text:s text:c="8"/>if (inPrice &gt; price) {</text:p>
      <text:p text:style-name="Standard"><text:s text:c="12"/>emit PriceEvent(true);</text:p>
      <text:p text:style-name="Standard"><text:s text:c="12"/>return true;</text:p>
      <text:p text:style-name="Standard"><text:s text:c="8"/>} else {</text:p>
      <text:p text:style-name="Standard"><text:s text:c="12"/>emit PriceEvent(false);</text:p>
      <text:p text:style-name="Standard"><text:s text:c="12"/>return false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P1"/>
      <text:p text:style-name="P1"/>
      <text:p text:style-name="P1"/>
      <text:p text:style-name="P1">Confirmed Deployed Smart Contract on Goerli Etherscan: <text:a xlink:type="simple" xlink:href="https://goerli.etherscan.io/tx/0x36eedac21bfec84b9679f06163e698619176933b8813cae65045355db6458c6e" text:style-name="Internet_20_link" text:visited-style-name="Visited_20_Internet_20_Link">https://goerli.etherscan.io/tx/0x36eedac21bfec84b9679f06163e698619176933b8813cae65045355db6458c6e</text:a></text:p>
      <text:p text:style-name="P1"/>
      <text:p text:style-name="P3"><text:span text:style-name="T1">Contract Address: </text:span><text:span text:style-name="T2">0x409B8249CaAbFEBCa53d876BD443d536805237f2</text:span> </text:p>
      <text:p text:style-name="P3"/>
      <text:p text:style-name="P4">Etherscan confirmation after “InPrice=20” and transact button </text:p>
      <text:p text:style-name="P4"/>
      <text:p text:style-name="P4">https://goerli.etherscan.io/tx/0xbbfda4d68233d871568dbe44b4790f4bbd631e5fd11c433b16d625efa845f3f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Nunito Sans" svg:font-family="'Nunito Sans', apple-system, BlinkMacSystemFont, 'Segoe UI', Roboto, 'Helvetica Neue', Arial, 'Noto Sans', sans-serif, 'Apple Color Emoji', 'Segoe UI Emoji', 'Segoe UI Symbol', 'Noto Color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2-27T21:21:48.326000000</meta:creation-date>
    <dc:date>2023-02-27T21:38:37.567000000</dc:date>
    <meta:editing-duration>PT16M47S</meta:editing-duration>
    <meta:editing-cycles>6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19" meta:word-count="62" meta:character-count="752" meta:non-whitespace-character-count="619"/>
  </office:meta>
</office:document-meta>
</file>